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100" calcext:value-type="float">
            <text:p>100</text:p>
          </table:table-cell>
          <table:table-cell table:style-name="ce14" table:formula="of:=ORG.LIBREOFFICE.RAWSUBTRACT( [.B113];10)" office:value-type="float" office:value="90" calcext:value-type="float">
            <text:p>90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Very High" calcext:value-type="string">
            <text:p>Very 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100" calcext:value-type="float">
            <text:p>100</text:p>
          </table:table-cell>
          <table:table-cell table:style-name="ce14" table:formula="of:=ORG.LIBREOFFICE.RAWSUBTRACT( [.B114];10)" office:value-type="float" office:value="90" calcext:value-type="float">
            <text:p>90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Very High" calcext:value-type="string">
            <text:p>Very 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100" calcext:value-type="float">
            <text:p>100</text:p>
          </table:table-cell>
          <table:table-cell table:style-name="ce14" table:formula="of:=ORG.LIBREOFFICE.RAWSUBTRACT( [.B115];10)" office:value-type="float" office:value="90" calcext:value-type="float">
            <text:p>90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Very High" calcext:value-type="string">
            <text:p>Very 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100" calcext:value-type="float">
            <text:p>100</text:p>
          </table:table-cell>
          <table:table-cell table:style-name="ce14" table:formula="of:=ORG.LIBREOFFICE.RAWSUBTRACT( [.B116];10)" office:value-type="float" office:value="90" calcext:value-type="float">
            <text:p>90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Very High" calcext:value-type="string">
            <text:p>Very 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100" calcext:value-type="float">
            <text:p>100</text:p>
          </table:table-cell>
          <table:table-cell table:style-name="ce14" table:formula="of:=ORG.LIBREOFFICE.RAWSUBTRACT( [.B117];10)" office:value-type="float" office:value="90" calcext:value-type="float">
            <text:p>90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Very High" calcext:value-type="string">
            <text:p>Very 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9:45:22.552236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7T20:38:28.587422704</dc:date>
    <meta:editing-duration>PT15H42M8S</meta:editing-duration>
    <meta:editing-cycles>49</meta:editing-cycles>
    <meta:document-statistic meta:table-count="1" meta:cell-count="1255" meta:object-count="0"/>
  </office:meta>
</office:document-meta>
</file>